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6875in" style:rel-column-width="29235*"/>
    </style:style>
    <style:style style:name="OfficerTable.B" style:family="table-column">
      <style:table-column-properties style:column-width="3.3368in" style:rel-column-width="36300*"/>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paragraph-properties fo:margin-left="3.0626in" fo:margin-right="0in" style:line-height-at-least="0.0693in" fo:text-indent="0in" style:auto-text-indent="false"/>
      <style:text-properties style:font-name="Times New Roman"/>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paragraph-properties fo:line-height="150%"/>
      <style:text-properties style:font-name="Times New Roman" fo:font-size="11pt" style:font-size-asian="11pt" style:font-size-complex="11pt"/>
    </style:style>
    <style:style style:name="P17"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18" style:family="paragraph" style:parent-style-name="Standard">
      <style:paragraph-properties fo:line-height="200%"/>
      <style:text-properties style:font-name="Times New Roman" fo:font-size="11pt" style:font-size-asian="11pt" style:font-size-complex="11pt"/>
    </style:style>
    <style:style style:name="P19"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20"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21"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22" style:family="paragraph" style:parent-style-name="Standard">
      <style:paragraph-properties fo:line-height="150%"/>
      <style:text-properties style:font-name="Times New Roman"/>
    </style:style>
    <style:style style:name="P23" style:family="paragraph" style:parent-style-name="Standard">
      <style:paragraph-properties fo:line-height="150%" fo:text-align="center" style:justify-single-word="false"/>
      <style:text-properties style:font-name="Times New Roman"/>
    </style:style>
    <style:style style:name="P24" style:family="paragraph" style:parent-style-name="Standard">
      <style:paragraph-properties fo:line-height="200%"/>
      <style:text-properties style:font-name="Times New Roman"/>
    </style:style>
    <style:style style:name="P25" style:family="paragraph" style:parent-style-name="Standard">
      <style:paragraph-properties fo:line-height="200%" fo:text-align="center" style:justify-single-word="false"/>
      <style:text-properties style:font-name="Times New Roman"/>
    </style:style>
    <style:style style:name="P26"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7"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page"/>
      <style:text-properties style:font-name="Times New Roman" fo:font-size="12pt" style:font-size-asian="12pt" style:font-size-complex="12pt"/>
    </style:style>
    <style:style style:name="P29"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30"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31"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32"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33"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fo:font-size="12pt" style:text-underline-style="none" style:font-size-asian="12pt" style:font-size-complex="12pt"/>
    </style:style>
    <style:style style:name="P34"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5"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6"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37"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8"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9" style:family="paragraph" style:parent-style-name="Standard">
      <style:paragraph-properties fo:margin-top="0.0598in" fo:margin-bottom="0in" fo:line-height="100%"/>
      <style:text-properties style:font-name="Eras Medium ITC" fo:font-size="12pt" style:font-size-asian="12pt" style:font-size-complex="12pt"/>
    </style:style>
    <style:style style:name="P40" style:family="paragraph" style:parent-style-name="Standard">
      <style:paragraph-properties fo:margin-top="0.0799in" fo:margin-bottom="0.0799in" fo:line-height="100%" fo:text-align="center" style:justify-single-word="false"/>
      <style:text-properties fo:font-variant="small-caps" style:font-name="Eras Demi ITC" fo:font-size="14pt" style:font-size-asian="14pt" style:font-size-complex="14pt"/>
    </style:style>
    <style:style style:name="P41" style:family="paragraph" style:parent-style-name="Horizontal_20_Line">
      <style:paragraph-properties fo:margin-top="0in" fo:margin-bottom="0in" fo:line-height="100%"/>
      <style:text-properties fo:font-size="6pt" style:font-size-asian="6pt" style:font-size-complex="6pt"/>
    </style:style>
    <style:style style:name="P42" style:family="paragraph" style:parent-style-name="Standard">
      <style:paragraph-properties fo:margin-top="0in" fo:margin-bottom="0in" fo:line-height="100%"/>
      <style:text-properties style:font-name="Arial" fo:font-size="4pt" style:font-size-asian="4pt" style:font-size-complex="4pt"/>
    </style:style>
    <style:style style:name="P43" style:family="paragraph" style:parent-style-name="Standard">
      <style:paragraph-properties fo:margin-top="0.05in" fo:margin-bottom="0in" fo:line-height="100%"/>
      <style:text-properties style:font-name="Eras Medium ITC" fo:font-size="12pt" style:font-size-asian="12pt" style:font-size-complex="12pt"/>
    </style:style>
    <style:style style:name="P44" style:family="paragraph" style:parent-style-name="Standard" style:master-page-name="Welcome_20_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45"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weight="bold" style:font-weight-asian="bold" style:font-weight-complex="bold"/>
    </style:style>
    <style:style style:name="P46"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1pt" fo:font-weight="bold" style:font-size-asian="11pt" style:font-weight-asian="bold" style:font-size-complex="11pt" style:font-weight-complex="bold"/>
    </style:style>
    <style:style style:name="P47" style:family="paragraph" style:parent-style-name="Standard">
      <style:paragraph-properties fo:margin-left="3.0626in" fo:margin-right="0in" style:line-height-at-least="0.0693in" fo:text-indent="0in" style:auto-text-indent="false"/>
      <style:text-properties style:font-name="Times New Roman"/>
    </style:style>
    <style:style style:name="P48"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style:style>
    <style:style style:name="T3" style:family="text">
      <style:text-properties fo:color="#dc2300" fo:font-weight="bold" style:font-weight-asian="bold" style:font-weight-complex="bold"/>
    </style:style>
    <style:style style:name="T4" style:family="text">
      <style:text-properties fo:font-variant="normal" fo:text-transform="none" fo:font-size="12pt" fo:font-weight="normal" style:font-size-asian="12pt" style:font-weight-asian="normal" style:font-size-complex="12pt" style:font-weight-complex="normal"/>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Welcome To WyomingRegisteredAgent.com!</text:p>
      <text:p text:style-name="P40">Thank you for your purchase. In this package you will find the following:</text:p>
      <text:p text:style-name="P36">Articles of Organization</text:p>
      <text:p text:style-name="P32"><text:span text:style-name="T1">These are the filed and approved documents from the Wyoming Secretary of State which should be kept in a safe place with your other LLC documents.</text:span> </text:p>
      <text:p text:style-name="P42"/>
      <text:p text:style-name="P36">Appointment of Initial Manager &amp; Consent to Action without a Meeting of the Managers</text:p>
      <text:p text:style-name="P33">Since WyomingRegisteredAgent.com signed the Articles of Organization as the organizer, this resolution appoints the nominee as the manager when the organizer resigns. The Consent to Action without a Meeting of the Managers appoints you as the new manager, and does not get filed with the State on the public record.</text:p>
      <text:p text:style-name="P42"/>
      <text:p text:style-name="P36">Bank Resolution</text:p>
      <text:p text:style-name="P32"><text:span text:style-name="T1">The nominee manager authorizes you to open a bank account with this resolution. Present this to the bank when you are opening an account so they recognize that you are authorized to sign on behalf of the LLC. </text:span><text:s/></text:p>
      <text:p text:style-name="P42"/>
      <text:p text:style-name="P36">Resignation of Organizer</text:p>
      <text:p text:style-name="P32"><text:span text:style-name="T1">Since we signed the Articles of Organization as the organizer, this document shows we are no longer acting on behalf of your company. </text:span><text:span text:style-name="T2">We are still your registered agent.</text:span> </text:p>
      <text:p text:style-name="P41"/>
      <text:p text:style-name="P37">Manage Your Account Online</text:p>
      <text:p text:style-name="P34">Go to http://my.wyomingregisteredagent.com/user/password</text:p>
      <text:p text:style-name="P35">User Name: [onshow.username]</text:p>
      <text:p text:style-name="P35">To have your password emailed to you.</text:p>
      <text:p text:style-name="P43">You can manage your account online to keep up to date on the status of your LLC, find out when annual reports are due, make changes to your mailing address and access a library of over 1,000 corporate resolutions.</text:p>
      <text:p text:style-name="P41"/>
      <text:p text:style-name="P37">When Your Annual Report is Due</text:p>
      <text:p text:style-name="P39">Your annual report is due on the first day of the month of organization every year. WyomingRegisteredAgent.com will notify you by both mail and email approximately 45 days before your annual report is due.</text:p>
      <text:p text:style-name="P41"/>
      <text:p text:style-name="P38">Questions &amp; Support</text:p>
      <text:p text:style-name="P39">For the fastest response to your problems and questions, please send an email to <text:span text:style-name="T3">support@wyomingregisteredagent.com</text:span>. Alternatively, contact us by phone at 1.307.637.5151</text:p>
      <text:p text:style-name="P28"/>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3-01-02T11:11:23.56">January 2, 2013</text:date>.</text:p>
      <text:p text:style-name="P4"/>
      <text:p text:style-name="P5"/>
      <text:p text:style-name="P6">By: ___________________________________</text:p>
      <text:p text:style-name="P6">Name: Rose Garcia</text:p>
      <text:p text:style-name="P6">Title: Assistant Secretary</text:p>
      <text:p text:style-name="P6">WyomingRegisteredAgent.com, Inc.</text:p>
      <text:p text:style-name="P6"/>
      <text:p text:style-name="P48">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30">Name</text:p>
            </table:table-cell>
            <table:table-cell table:style-name="OfficerTable.A1" office:value-type="string">
              <text:p text:style-name="P30">Address</text:p>
            </table:table-cell>
          </table:table-row>
        </table:table-header-rows>
        <table:table-row>
          <table:table-cell table:style-name="OfficerTable.A1" office:value-type="string">
            <text:p text:style-name="P31">Wyoming Executive Management Corp.</text:p>
          </table:table-cell>
          <table:table-cell table:style-name="OfficerTable.A1" office:value-type="string">
            <text:p text:style-name="P31">2510 Warren Ave., Cheyenne, WY 82001</text:p>
          </table:table-cell>
        </table:table-row>
      </table:table>
      <text:p text:style-name="P9"/>
      <text:p text:style-name="P9">Adopted and resolved by the Organizer of the LLC this <text:date style:data-style-name="N76" text:date-value="2013-01-02T11:11:23.57">January 2, 2013</text:date>.</text:p>
      <text:p text:style-name="P10"> </text:p>
      <text:p text:style-name="P12">________________________________________<text:line-break/>Rose Garcia, Assistant Secretary</text:p>
      <text:p text:style-name="P12">WyomingRegisteredAgent.com, Inc.</text:p>
      <text:p text:style-name="P12">Organizer</text:p>
      <text:p text:style-name="P15"/>
      <text:p text:style-name="P45">CONSENT TO ACTIOn WITHOUT A Meeting of the manager </text:p>
      <text:p text:style-name="P26">OF</text:p>
      <text:p text:style-name="P21">[onshow.company_name]</text:p>
      <text:p text:style-name="P23"><text:bookmark-start text:name="CompanyName1"/>A Wyoming Limited Liability Company (hereafter “LLC”)<text:bookmark-end text:name="CompanyName1"/></text:p>
      <text:p text:style-name="P23"/>
      <text:p text:style-name="P22">In accordance with the provisions of the Wyoming Business Corporation Act, Wyoming Executive Management Corp., the original manager of the LLC, hereby consents to the following action:</text:p>
      <text:p text:style-name="P22">RESOLVED that <text:bookmark text:name="Nominee1"/>[onshow.manager_1_name], is hereby appointed as Manager of the LLC, to serve until a successor is duly elected and qualified.</text:p>
      <text:p text:style-name="P22">FURTHER RESOLVED, that the Manager, <text:bookmark text:name="Nominee2"/>[onshow.manager_1_name], shall have the full power and authority to act on behalf of the LLC.</text:p>
      <text:p text:style-name="P22">RESOLVED FURTHER that <text:bookmark text:name="Nominee3"/>[onshow.manager_1_name]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2">FURTHER RESOLVED, that Wyoming Executive Management Corp., the original manager of the LLC, hereby tender and submit my resignation as a manager of any and all positions with the above named Limited Liability Company, such resignation to be effective this day.</text:p>
      <text:p text:style-name="P22">IN WITNESS HEREOF, the undersigned has executed this written consent as of the date hereof.</text:p>
      <text:p text:style-name="P24"/>
      <text:p text:style-name="P24">Dated today <text:date style:data-style-name="N76" text:date-value="2013-01-02T11:11:23.59">January 2, 2013</text:date>.</text:p>
      <text:p text:style-name="P14">________________________________________<text:line-break/><text:span text:style-name="T4">Wyoming Executive Management Corp., Director<text:line-break/>Rose Garcia, Assistant Secretary</text:span></text:p>
      <text:p text:style-name="P29">ACCEPTANCE OF APPOINTMENT AS MANAGER </text:p>
      <text:p text:style-name="P26">OF</text:p>
      <text:p text:style-name="P21">[onshow.company_name]</text:p>
      <text:p text:style-name="P23"><text:bookmark-start text:name="CompanyName2"/>A Wyoming Limited Liability Company (hereafter “LLC”)<text:bookmark-end text:name="CompanyName2"/></text:p>
      <text:p text:style-name="P23"/>
      <text:p text:style-name="P22">I, <text:bookmark text:name="Nominee4"/>[onshow.manager_1_name], having been appointed a Manager of the LLC, do hereby accept said position effective as of the time of my appointment on this ________ day of _______________________, __________.</text:p>
      <text:p text:style-name="P14"/>
      <text:p text:style-name="P25"/>
      <text:p text:style-name="P13">________________________________________<text:line-break/>[onshow.manager_1_name], Manager</text:p>
      <text:p text:style-name="P13"/>
      <text:p text:style-name="P46">BANK RESOLUTION </text:p>
      <text:p text:style-name="P27">OF</text:p>
      <text:p text:style-name="P20">[onshow.company_name]</text:p>
      <text:p text:style-name="P17"><text:bookmark-start text:name="CompanyName3"/>A Wyoming Limited Liability Company (hereafter “LLC”)<text:bookmark-end text:name="CompanyName3"/></text:p>
      <text:p text:style-name="P17"/>
      <text:p text:style-name="P16">I, Rose Garcia, on behalf of the Wyoming Executive Management Corp., the undersigned, being the original manager of the LLC, a Wyoming Limited Liability Company, having met and discussed the business herein set forth, have unanimously:</text:p>
      <text:p text:style-name="P16"/>
      <text:p text:style-name="P16">RESOLVED, that <text:bookmark text:name="Manager"/>[onshow.manager_1_name], be and are hereby authorized to open a bank account in the name of this LLC for the deposit and withdrawal of funds belonging to the LLC.</text:p>
      <text:p text:style-name="P16"/>
      <text:p text:style-name="P18">Adopted and resolved by the Manager of the LLC this <text:date style:data-style-name="N76" text:date-value="2013-01-02T11:11:23.59">January 2, 2013</text:date>.</text:p>
      <text:p text:style-name="P19"/>
      <text:p text:style-name="P13">________________________________________<text:line-break/><text:span text:style-name="T4">Wyoming Executive Management Corp., Director<text:line-break/>Rose Garcia, Assistant Secret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_20_Page" style:display-name="Welcome Page" style:page-layout-name="Mpm2" style:next-style-name="Standard"/>
    <style:master-page style:name="WelcomePage" style:page-layout-name="Mpm2" style:next-style-name="Left_20_Page"/>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09-09-08T20:14:00</meta:creation-date>
    <dc:date>2013-01-02T11:11:23.55</dc:date>
    <meta:print-date>2011-02-20T21:49:36.82</meta:print-date>
    <meta:editing-cycles>21</meta:editing-cycles>
    <meta:editing-duration>PT11H8M1S</meta:editing-duration>
    <meta:generator>OpenOffice.org/3.4.1$Win32 OpenOffice.org_project/341m1$Build-9593</meta:generator>
    <meta:printed-by>Keith Vogt</meta:printed-by>
    <meta:document-statistic meta:table-count="1" meta:image-count="0" meta:object-count="0" meta:page-count="6" meta:paragraph-count="66" meta:word-count="762" meta:character-count="5187"/>
  </office:meta>
</office:document-meta>
</file>